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rope" svg:font-family="Manrope, sans-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d62e4e" loext:opacity="100%" style:font-name="Liberation Serif" officeooo:rsid="000698e1" officeooo:paragraph-rsid="000698e1"/>
    </style:style>
    <style:style style:name="P2" style:family="paragraph" style:parent-style-name="Standard">
      <style:text-properties style:font-name="Liberation Serif" officeooo:rsid="000698e1" officeooo:paragraph-rsid="000698e1"/>
    </style:style>
    <style:style style:name="P3" style:family="paragraph" style:parent-style-name="Standard">
      <style:text-properties fo:color="#000000" loext:opacity="100%" style:font-name="Liberation Serif" fo:font-style="normal" officeooo:rsid="000698e1" officeooo:paragraph-rsid="000698e1" style:font-style-asian="normal" style:font-style-complex="normal"/>
    </style:style>
    <style:style style:name="P4" style:family="paragraph" style:parent-style-name="Standard" style:list-style-name="L1">
      <style:text-properties fo:color="#000000" loext:opacity="100%" officeooo:rsid="000698e1" officeooo:paragraph-rsid="000698e1"/>
    </style:style>
    <style:style style:name="P5" style:family="paragraph" style:parent-style-name="Standard" style:list-style-name="L1">
      <style:text-properties fo:color="#000000" loext:opacity="100%" style:font-name="Liberation Serif" fo:font-style="normal" officeooo:rsid="00082549" officeooo:paragraph-rsid="00082549" style:font-style-asian="normal" style:font-style-complex="normal"/>
    </style:style>
    <style:style style:name="P6" style:family="paragraph" style:parent-style-name="Standard" style:list-style-name="L1">
      <style:text-properties fo:color="#000000" loext:opacity="100%" officeooo:rsid="00082549" officeooo:paragraph-rsid="00082549"/>
    </style:style>
    <style:style style:name="P7" style:family="paragraph" style:parent-style-name="Standard" style:list-style-name="L1">
      <style:text-properties fo:color="#000000" loext:opacity="100%" officeooo:rsid="0008acce" officeooo:paragraph-rsid="0008acce"/>
    </style:style>
    <style:style style:name="P8" style:family="paragraph" style:parent-style-name="Standard" style:list-style-name="L1">
      <style:text-properties fo:color="#ff4000" loext:opacity="100%" style:font-name="Liberation Serif" fo:font-style="normal" officeooo:rsid="0008acce" officeooo:paragraph-rsid="0008acce" style:font-style-asian="normal" style:font-style-complex="normal"/>
    </style:style>
    <style:style style:name="P9" style:family="paragraph" style:parent-style-name="Standard" style:list-style-name="L1">
      <style:text-properties fo:color="#000000" loext:opacity="100%" style:font-name="Liberation Serif" fo:font-style="normal" officeooo:rsid="0008acce" officeooo:paragraph-rsid="0008acce" style:font-style-asian="normal" style:font-style-complex="normal"/>
    </style:style>
    <style:style style:name="P10" style:family="paragraph" style:parent-style-name="Standard">
      <style:text-properties fo:color="#000000" loext:opacity="100%" style:font-name="Liberation Serif" fo:font-style="normal" officeooo:rsid="0008acce" officeooo:paragraph-rsid="0008acce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d62e4e" loext:opacity="100%" fo:font-weight="bold" style:font-weight-asian="bold" style:font-weight-complex="bold"/>
    </style:style>
    <style:style style:name="T3" style:family="text">
      <style:text-properties fo:font-variant="normal" fo:text-transform="none" fo:font-size="12pt" fo:letter-spacing="normal" fo:font-weight="normal" style:font-weight-asian="normal" style:font-weight-complex="normal"/>
    </style:style>
    <style:style style:name="T4" style:family="text">
      <style:text-properties fo:font-variant="normal" fo:text-transform="none" fo:color="#ff4000" loext:opacity="100%" style:font-name="Liberation Serif" fo:font-size="12pt" fo:letter-spacing="normal" fo:font-style="normal" fo:font-weight="normal" style:font-style-asian="normal" style:font-style-complex="normal"/>
    </style:style>
    <style:style style:name="T5" style:family="text">
      <style:text-properties fo:font-variant="normal" fo:text-transform="none" fo:color="#ff4000" loext:opacity="100%" style:font-name="Liberation Serif" fo:letter-spacing="normal" fo:font-style="normal" style:font-style-asian="normal" style:font-style-complex="normal"/>
    </style:style>
    <style:style style:name="T6" style:family="text">
      <style:text-properties fo:font-variant="normal" fo:text-transform="none" style:font-name="Liberation Serif" fo:font-size="12pt" fo:letter-spacing="normal" fo:font-style="normal" fo:font-weight="normal" style:font-style-asian="normal" style:font-style-complex="normal"/>
    </style:style>
    <style:style style:name="T7" style:family="text">
      <style:text-properties style:font-name="Liberation Serif" fo:font-style="normal" style:font-style-asian="normal" style:font-style-complex="normal"/>
    </style:style>
    <style:style style:name="T8" style:family="text">
      <style:text-properties fo:color="#000000" loext:opacity="100%" style:font-name="Liberation Serif" fo:font-size="12pt" fo:letter-spacing="normal" fo:font-style="normal" fo:font-weight="normal" style:font-style-asian="normal" style:font-style-complex="normal"/>
    </style:style>
    <style:style style:name="T9" style:family="text">
      <style:text-properties style:font-name="Liberation Serif" fo:font-size="12pt" fo:letter-spacing="normal" fo:font-style="normal" fo:font-weight="normal" style:font-style-asian="normal" style:font-style-complex="normal"/>
    </style:style>
    <style:style style:name="T10" style:family="text">
      <style:text-properties fo:font-variant="normal" fo:text-transform="none" style:font-name="Liberation Serif" fo:letter-spacing="normal" fo:font-style="normal" style:font-style-asian="normal" style:font-style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WEEK19 D1 Pratica</text:span>.</text:p>
      <text:p text:style-name="P2"/>
      <text:p text:style-name="P2"><text:span text:style-name="T2">Traccia:</text:span> </text:p>
      <text:p text:style-name="P3">Quanti e quali sono i livelli su cui è basato il sistema di valutazione di ThreatConnect?</text:p>
      <text:p text:style-name="P3"/>
      <text:p text:style-name="P3"/>
      <text:p text:style-name="P3">La Thread Connet utilizza un sistema di valutazione delle informazioni basato su sei livelli:</text:p>
      <text:p text:style-name="P3"/>
      <text:p text:style-name="P3"><text:span text:style-name="T3">ThreatConnect consente di assegnare valutazioni di affidabilità sulla seguente scala per indicare livelli distinti di affidabilità nella valutazione di un indicatore e nella valutazione della minaccia a esso assegnata:</text:span> </text:p>
      <text:p text:style-name="P3"/>
      <text:list text:style-name="L1">
        <text:list-item>
          <text:p text:style-name="P4"><text:span text:style-name="Strong_20_Emphasis"><text:span text:style-name="T4">Confermato (90–100)</text:span></text:span><text:span text:style-name="T5"> </text:span><text:span text:style-name="T4">:</text:span><text:span text:style-name="T6"> la valutazione è stata confermata da altre fonti indipendenti o tramite analisi diretta ed è logica e coerente con altre informazioni sull'argomento.</text:span><text:span text:style-name="T7"> </text:span></text:p>
          <text:p text:style-name="P5"/>
        </text:list-item>
        <text:list-item>
          <text:p text:style-name="P6"><text:span text:style-name="Strong_20_Emphasis"><text:span text:style-name="T4">Probabile (70–89)</text:span></text:span><text:span text:style-name="T5"> </text:span><text:span text:style-name="T4">:</text:span><text:span text:style-name="T6"> Sebbene la valutazione non sia direttamente confermata, è logica e coerente con altre informazioni sull'argomento.</text:span><text:span text:style-name="T7"> </text:span></text:p>
          <text:p text:style-name="P7"><text:span text:style-name="Emphasis"><text:span text:style-name="T8"/></text:span></text:p>
          <text:p text:style-name="P7"><text:span text:style-name="Emphasis"><text:span text:style-name="T9">Esempio: "Quell'URL ha lo stesso percorso senza senso di 15 caratteri alla fine di altri URL noti come errati; tuttavia, si trova su un altro host".</text:span></text:span><text:span text:style-name="T7"> l</text:span></text:p>
          <text:p text:style-name="P5"/>
        </text:list-item>
        <text:list-item>
          <text:p text:style-name="P6"><text:span text:style-name="Strong_20_Emphasis"><text:span text:style-name="T4">Possibile (50–69)</text:span></text:span><text:span text:style-name="T5"> </text:span><text:span text:style-name="T4">:</text:span><text:span text:style-name="T6"> la valutazione non è confermata ed è in qualche modo logica, ma concorda solo con alcune informazioni sull'argomento.</text:span><text:span text:style-name="T7"> </text:span></text:p>
          <text:p text:style-name="P6"><text:span text:style-name="Emphasis"><text:span text:style-name="T8"/></text:span></text:p>
          <text:p text:style-name="P6"><text:span text:style-name="Emphasis"><text:span text:style-name="T9">Esempio: "Quell'indirizzo email ha lo stesso nome utente del percorso Documenti quando abbiamo eseguito il reverse engineering di questo malware, ma è un nome abbastanza comune".</text:span></text:span><text:span text:style-name="T7"> </text:span></text:p>
          <text:p text:style-name="P8"/>
        </text:list-item>
        <text:list-item>
          <text:p text:style-name="P7"><text:span text:style-name="Strong_20_Emphasis"><text:span text:style-name="T4">Dubbioso (30–49)</text:span></text:span><text:span text:style-name="T5"> </text:span><text:span text:style-name="T4">:</text:span><text:span text:style-name="T6"> la valutazione è possibile, ma non è la deduzione più logica. Inoltre, non può essere corroborata o confutata da altre informazioni sull'argomento</text:span><text:span text:style-name="T7"> </text:span></text:p>
          <text:p text:style-name="P7"><text:span text:style-name="Emphasis"><text:span text:style-name="T8"/></text:span></text:p>
          <text:p text:style-name="P7"><text:span text:style-name="Emphasis"><text:span text:style-name="T9">Esempio: "Le scansioni provengono da un indirizzo IP noleggiato da questo provider VPS. Dobbiamo scavare più a fondo per vedere se è effettivamente dannoso".</text:span></text:span></text:p>
          <text:p text:style-name="P7"><text:span text:style-name="Emphasis"><text:span text:style-name="T8"/></text:span></text:p>
        </text:list-item>
        <text:list-item>
          <text:p text:style-name="P7"><text:span text:style-name="Emphasis"><text:span text:style-name="Strong_20_Emphasis"><text:span text:style-name="T4">Improbabile (2–29)</text:span></text:span></text:span><text:span text:style-name="Emphasis"><text:span text:style-name="T4"> :</text:span></text:span><text:span text:style-name="Emphasis"><text:span text:style-name="T6"> la valutazione è possibile, ma non la deduzione più logica. È anche direttamente confutata da altre informazioni sull'argomento.</text:span></text:span><text:span text:style-name="Emphasis"><text:span text:style-name="T9"> </text:span></text:span></text:p>
          <text:p text:style-name="P7"><text:span text:style-name="Emphasis"><text:span text:style-name="T8"/></text:span></text:p>
          <text:p text:style-name="P7"><text:span text:style-name="Emphasis"><text:span text:style-name="T9">Esempio: "Il file richiama un host che sembra essere stato rimosso. Forse quell'host C2 è stato ruotato nel frattempo". </text:span></text:span><text:span text:style-name="T7"><text:s/></text:span></text:p>
          <text:p text:style-name="P9"/>
        </text:list-item>
        <text:list-item>
          <text:p text:style-name="P7"><text:span text:style-name="Strong_20_Emphasis"><text:span text:style-name="T4">Screditato (1)</text:span></text:span><text:span text:style-name="T5"> </text:span><text:span text:style-name="T6">: La valutazione è confermata come inesatta.</text:span><text:span text:style-name="T7"> </text:span></text:p>
          <text:p text:style-name="P7"><text:span text:style-name="Emphasis"><text:span text:style-name="T8"/></text:span></text:p>
          <text:p text:style-name="P7"><text:span text:style-name="Emphasis"><text:span text:style-name="T9">Esempio: "Questo non è malware; è solo una presentazione PowerPoint® scritta male"</text:span></text:span><text:span text:style-name="T7"> </text:span></text:p>
          <text:p text:style-name="P9"/>
          <text:p text:style-name="P7"><text:span text:style-name="Strong_20_Emphasis"><text:span text:style-name="T6">Non valutato (0)</text:span></text:span><text:span text:style-name="T10"> </text:span><text:span text:style-name="T6">: all'indicatore non è stato assegnato alcun punteggio di confidenza</text:span><text:span text:style-name="T7"> </text:span></text:p>
        </text:list-item>
      </text:list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rope" svg:font-family="Manrope, sans-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8T14:51:50.843000000</meta:creation-date>
    <dc:date>2024-09-28T15:27:36.647000000</dc:date>
    <meta:editing-duration>PT2M36S</meta:editing-duration>
    <meta:editing-cycles>1</meta:editing-cycles>
    <meta:document-statistic meta:table-count="0" meta:image-count="0" meta:object-count="0" meta:page-count="1" meta:paragraph-count="17" meta:word-count="314" meta:character-count="2037" meta:non-whitespace-character-count="1738"/>
    <meta:generator>LibreOffice/24.8.1.2$Windows_X86_64 LibreOffice_project/87fa9aec1a63e70835390b81c40bb8993f1d4ff6</meta:generator>
  </office:meta>
</office:document-meta>
</file>